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c71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c714" officeooo:paragraph-rsid="0001c71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1c714" officeooo:paragraph-rsid="0001c71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paragraph-rsid="0003bf2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paragraph-rsid="0004d58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paragraph-rsid="0001c71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paragraph-rsid="0003bf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paragraph-rsid="0004d587" style:font-weight-asian="normal" style:font-weight-complex="normal"/>
    </style:style>
    <style:style style:name="T1" style:family="text">
      <style:text-properties officeooo:rsid="0001c714"/>
    </style:style>
    <style:style style:name="T2" style:family="text">
      <style:text-properties style:text-underline-style="solid" style:text-underline-width="auto" style:text-underline-color="font-color" fo:font-weight="bold" officeooo:rsid="0001c71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3bf2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4d58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1c714"/>
    </style:style>
    <style:style style:name="T6" style:family="text">
      <style:text-properties fo:font-weight="bold" officeooo:rsid="0001c71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Code in Normal JS</text:p>
      <text:p text:style-name="P2"/>
      <text:p text:style-name="P3">const input = document.querySelector('input');</text:p>
      <text:p text:style-name="P3"/>
      <text:p text:style-name="P3">input.addEventListener('input', (event) =&gt; {</text:p>
      <text:p text:style-name="P3"><text:s text:c="2"/>let text = event.target.value;</text:p>
      <text:p text:style-name="P3"><text:s text:c="2"/>text = parseInt(text);</text:p>
      <text:p text:style-name="P3"><text:s text:c="2"/>if(isNan(text)){</text:p>
      <text:p text:style-name="P3"><text:s text:c="4"/>throw new Error('You must enter a number' );</text:p>
      <text:p text:style-name="P3"><text:s text:c="2"/>}</text:p>
      <text:p text:style-name="P3"><text:s text:c="2"/>logValue(text);</text:p>
      <text:p text:style-name="P3">});</text:p>
      <text:p text:style-name="P3"/>
      <text:p text:style-name="P3">const logValue = (value) =&gt; {</text:p>
      <text:p text:style-name="P3"><text:s text:c="2"/>console.log(`Your value is ${value}`);</text:p>
      <text:p text:style-name="P3">}</text:p>
      <text:p text:style-name="P3"/>
      <text:p text:style-name="P3"/>
      <text:p text:style-name="P1"><text:span text:style-name="T3">Equivalent </text:span><text:span text:style-name="T2">Code in Rx JS on </text:span><text:a xlink:type="simple" xlink:href="https://out.stegrider.now.sh/" text:style-name="Internet_20_link" text:visited-style-name="Visited_20_Internet_20_Link"><text:span text:style-name="T2">https://out.stegrider.now.sh/</text:span></text:a><text:span text:style-name="T2"> </text:span></text:p>
      <text:p text:style-name="P1"><text:span text:style-name="T2"/></text:p>
      <text:p text:style-name="P6">const { fromEvent }= Rx;</text:p>
      <text:p text:style-name="P6">const { map, pluck } = RxOperators;</text:p>
      <text:p text:style-name="P6"/>
      <text:p text:style-name="P6">const input = document.createElement('input');</text:p>
      <text:p text:style-name="P6">const container = document.querySelector('.container');</text:p>
      <text:p text:style-name="P6">container.appendChild(input);</text:p>
      <text:p text:style-name="P6">const observable = fromEvent(input, 'input')</text:p>
      <text:p text:style-name="P6">.pipe(</text:p>
      <text:p text:style-name="P6"><text:s text:c="2"/>pluck('target', 'value'),</text:p>
      <text:p text:style-name="P6"><text:s text:c="2"/>map(value =&gt; parseInt(value)),</text:p>
      <text:p text:style-name="P6"><text:s text:c="2"/>map(value =&gt; {</text:p>
      <text:p text:style-name="P6"><text:s text:c="4"/>if(isNaN(value)) {</text:p>
      <text:p text:style-name="P6"><text:s text:c="6"/>throw new Error('Enter a number');</text:p>
      <text:p text:style-name="P6"><text:s text:c="4"/>}</text:p>
      <text:p text:style-name="P6"><text:s text:c="4"/>return value;</text:p>
      <text:p text:style-name="P6"><text:s text:c="2"/>})</text:p>
      <text:p text:style-name="P6"><text:s text:c="5"/>);</text:p>
      <text:p text:style-name="P6">observable.subscribe({</text:p>
      <text:p text:style-name="P6"><text:s text:c="2"/>next(value) {</text:p>
      <text:p text:style-name="P6"><text:s text:c="2"/>console.log(`Your value is ${value}`);</text:p>
      <text:p text:style-name="P6"><text:s text:c="2"/>},</text:p>
      <text:p text:style-name="P6"><text:s text:c="2"/>error(err){</text:p>
      <text:p text:style-name="P6"><text:s text:c="4"/>console.error(`Unexpected behavior ${err.message}`);</text:p>
      <text:p text:style-name="P6"><text:s text:c="2"/>}</text:p>
      <text:p text:style-name="P6">});</text:p>
      <text:p text:style-name="P6">observable;</text:p>
      <text:p text:style-name="P6"/>
      <text:p text:style-name="P6"><text:soft-page-break/></text:p>
      <text:p text:style-name="P6"/>
      <text:p text:style-name="P4"><text:span text:style-name="T3">Another Simple </text:span><text:span text:style-name="T2">Code in Rx JS on </text:span><text:a xlink:type="simple" xlink:href="https://out.stegrider.now.sh/" text:style-name="Internet_20_link" text:visited-style-name="Visited_20_Internet_20_Link"><text:span text:style-name="T2">https://out.stegrider.now.sh/</text:span></text:a><text:span text:style-name="T2"> </text:span></text:p>
      <text:p text:style-name="P4"><text:span text:style-name="T2"/></text:p>
      <text:p text:style-name="P7">const { Observable } = Rx;</text:p>
      <text:p text:style-name="P7"/>
      <text:p text:style-name="P7">const observable = new Observable((subscriber) =&gt; {</text:p>
      <text:p text:style-name="P7"><text:s text:c="2"/></text:p>
      <text:p text:style-name="P7"><text:s text:c="2"/>//Throw the value 1 into our pipeline</text:p>
      <text:p text:style-name="P7"><text:s text:c="2"/>subscriber.next(1);</text:p>
      <text:p text:style-name="P7"><text:s text:c="2"/></text:p>
      <text:p text:style-name="P7"><text:s text:c="2"/>//Marks the observable as complete, no more values will come out</text:p>
      <text:p text:style-name="P7"><text:s text:c="2"/>subscriber.complete();</text:p>
      <text:p text:style-name="P7"><text:s text:c="2"/></text:p>
      <text:p text:style-name="P7"><text:s text:c="2"/>//Emit an error, no more values will come out</text:p>
      <text:p text:style-name="P7"><text:s text:c="2"/>subscriber.error(new Error('This is an error'));</text:p>
      <text:p text:style-name="P7"><text:s text:c="2"/></text:p>
      <text:p text:style-name="P7">});</text:p>
      <text:p text:style-name="P7"/>
      <text:p text:style-name="P7">//This is an observer</text:p>
      <text:p text:style-name="P7">observable.subscribe({</text:p>
      <text:p text:style-name="P7"><text:s text:c="2"/>next(value){</text:p>
      <text:p text:style-name="P7"><text:s text:c="4"/>console.log('This is the value: ', value);</text:p>
      <text:p text:style-name="P7"><text:s text:c="2"/>},</text:p>
      <text:p text:style-name="P7"><text:s text:c="2"/>complete(){</text:p>
      <text:p text:style-name="P7"><text:s text:c="4"/>console.log('Completed');</text:p>
      <text:p text:style-name="P7"><text:s text:c="2"/>},</text:p>
      <text:p text:style-name="P7"><text:s text:c="2"/>error(err){</text:p>
      <text:p text:style-name="P7"><text:s text:c="4"/>console.log('Bad thing happened', err.message);</text:p>
      <text:p text:style-name="P7"><text:s text:c="2"/>}</text:p>
      <text:p text:style-name="P7">});</text:p>
      <text:p text:style-name="P7"><text:s text:c="2"/>observable;</text:p>
      <text:p text:style-name="P7"/>
      <text:p text:style-name="P7"/>
      <text:p text:style-name="P5"><text:span text:style-name="T4">Equivalent </text:span><text:span text:style-name="T2">Code in Rx JS on </text:span><text:a xlink:type="simple" xlink:href="https://out.stegrider.now.sh/" text:style-name="Internet_20_link" text:visited-style-name="Visited_20_Internet_20_Link"><text:span text:style-name="T2">https://out.stegrider.now.sh/</text:span></text:a><text:span text:style-name="T2"> </text:span></text:p>
      <text:p text:style-name="P5"><text:span text:style-name="T2"/></text:p>
      <text:p text:style-name="P8">const { Observable } = Rx;</text:p>
      <text:p text:style-name="P8"/>
      <text:p text:style-name="P8">const observable = new Observable((subscriber) =&gt; {</text:p>
      <text:p text:style-name="P8"><text:s text:c="2"/></text:p>
      <text:p text:style-name="P8"><text:s text:c="2"/>//Throw the value 1 into our pipeline</text:p>
      <text:p text:style-name="P8"><text:s text:c="2"/>subscriber.next(1);</text:p>
      <text:p text:style-name="P8"><text:s text:c="2"/></text:p>
      <text:p text:style-name="P8"><text:s text:c="2"/>//Marks the observable as complete, no more values will come out</text:p>
      <text:p text:style-name="P8"><text:s text:c="2"/>subscriber.complete();</text:p>
      <text:p text:style-name="P8"><text:s text:c="2"/></text:p>
      <text:p text:style-name="P8"><text:s text:c="2"/>//Emit an error, no more values will come out</text:p>
      <text:p text:style-name="P8"><text:s text:c="2"/>subscriber.error(new Error('This is an error'));</text:p>
      <text:p text:style-name="P8"><text:s text:c="2"/></text:p>
      <text:p text:style-name="P8"><text:soft-page-break/>});</text:p>
      <text:p text:style-name="P8"/>
      <text:p text:style-name="P8">//This is an observer</text:p>
      <text:p text:style-name="P8">observable.subscribe(</text:p>
      <text:p text:style-name="P8"><text:s text:c="2"/>(value) =&gt; console.log('Next value:', value),</text:p>
      <text:p text:style-name="P8"><text:s text:c="2"/>(err) =&gt; console.error('Error occurred',err.message),</text:p>
      <text:p text:style-name="P8"><text:s text:c="2"/>() =&gt; console.log('Complete')</text:p>
      <text:p text:style-name="P8"><text:s text:c="2"/>);</text:p>
      <text:p text:style-name="P8"><text:s text:c="2"/>observable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4-21T22:24:15.727000000</dc:date>
    <meta:editing-duration>PT7M16S</meta:editing-duration>
    <meta:editing-cycles>2</meta:editing-cycles>
    <meta:document-statistic meta:table-count="0" meta:image-count="0" meta:object-count="0" meta:page-count="3" meta:paragraph-count="87" meta:word-count="265" meta:character-count="2174" meta:non-whitespace-character-count="1848"/>
  </office:meta>
</office:document-meta>
</file>